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be1d97"/>
    </style:style>
    <style:style style:name="P62" style:family="paragraph" style:parent-style-name="Standard">
      <style:paragraph-properties fo:text-align="end" style:justify-single-word="false" style:writing-mode="rl-tb"/>
      <style:text-properties officeooo:paragraph-rsid="00c00a54"/>
    </style:style>
    <style:style style:name="P63" style:family="paragraph" style:parent-style-name="Standard">
      <style:paragraph-properties fo:text-align="start" style:justify-single-word="false" style:writing-mode="lr-tb"/>
      <style:text-properties officeooo:rsid="003650fa" officeooo:paragraph-rsid="003650fa"/>
    </style:style>
    <style:style style:name="P64" style:family="paragraph" style:parent-style-name="Standard">
      <style:text-properties officeooo:rsid="003650fa" officeooo:paragraph-rsid="003650fa"/>
    </style:style>
    <style:style style:name="P65" style:family="paragraph" style:parent-style-name="Standard">
      <style:text-properties officeooo:rsid="003650fa" officeooo:paragraph-rsid="007d6531"/>
    </style:style>
    <style:style style:name="P66" style:family="paragraph" style:parent-style-name="Table_20_Contents">
      <style:paragraph-properties fo:text-align="center" style:justify-single-word="false"/>
      <style:text-properties officeooo:rsid="00381bb3" officeooo:paragraph-rsid="00381bb3"/>
    </style:style>
    <style:style style:name="P67" style:family="paragraph" style:parent-style-name="Table_20_Contents">
      <style:paragraph-properties fo:text-align="start" style:justify-single-word="false"/>
      <style:text-properties officeooo:rsid="00381bb3" officeooo:paragraph-rsid="00381bb3"/>
    </style:style>
    <style:style style:name="P68" style:family="paragraph" style:parent-style-name="Standard">
      <style:text-properties officeooo:rsid="00381bb3" officeooo:paragraph-rsid="00381bb3"/>
    </style:style>
    <style:style style:name="P69" style:family="paragraph" style:parent-style-name="Standard">
      <style:text-properties officeooo:rsid="00381bb3" officeooo:paragraph-rsid="007d6531"/>
    </style:style>
    <style:style style:name="P70" style:family="paragraph" style:parent-style-name="Standard">
      <style:text-properties officeooo:rsid="003c19f8" officeooo:paragraph-rsid="003c19f8"/>
    </style:style>
    <style:style style:name="P71" style:family="paragraph" style:parent-style-name="Table_20_Contents">
      <style:paragraph-properties fo:text-align="center" style:justify-single-word="false"/>
      <style:text-properties officeooo:rsid="003c19f8" officeooo:paragraph-rsid="003c19f8"/>
    </style:style>
    <style:style style:name="P72" style:family="paragraph" style:parent-style-name="Table_20_Contents">
      <style:text-properties officeooo:rsid="003d0caa" officeooo:paragraph-rsid="003d0caa"/>
    </style:style>
    <style:style style:name="P73" style:family="paragraph" style:parent-style-name="Standard">
      <style:text-properties officeooo:rsid="0042cfb0" officeooo:paragraph-rsid="0042cfb0"/>
    </style:style>
    <style:style style:name="P74" style:family="paragraph" style:parent-style-name="Standard">
      <style:text-properties officeooo:rsid="0042f3a5" officeooo:paragraph-rsid="0042f3a5"/>
    </style:style>
    <style:style style:name="P75" style:family="paragraph" style:parent-style-name="Text_20_body">
      <style:text-properties officeooo:rsid="0042f3a5" officeooo:paragraph-rsid="0042f3a5"/>
    </style:style>
    <style:style style:name="P76" style:family="paragraph" style:parent-style-name="Text_20_body">
      <style:text-properties officeooo:paragraph-rsid="0043e899"/>
    </style:style>
    <style:style style:name="P77" style:family="paragraph" style:parent-style-name="Table_20_Contents">
      <style:paragraph-properties fo:text-align="start" style:justify-single-word="false"/>
      <style:text-properties officeooo:rsid="002d847d" officeooo:paragraph-rsid="0051a668"/>
    </style:style>
    <style:style style:name="P78" style:family="paragraph" style:parent-style-name="Table_20_Contents">
      <style:paragraph-properties fo:text-align="center" style:justify-single-word="false"/>
      <style:text-properties officeooo:rsid="002d847d" officeooo:paragraph-rsid="002d847d"/>
    </style:style>
    <style:style style:name="P79" style:family="paragraph" style:parent-style-name="Table_20_Contents">
      <style:paragraph-properties fo:text-align="center" style:justify-single-word="false"/>
      <style:text-properties officeooo:rsid="002d847d" officeooo:paragraph-rsid="007262b5"/>
    </style:style>
    <style:style style:name="P80" style:family="paragraph" style:parent-style-name="Table_20_Contents">
      <style:paragraph-properties fo:text-align="start" style:justify-single-word="false"/>
      <style:text-properties officeooo:rsid="00530d01" officeooo:paragraph-rsid="00530d01"/>
    </style:style>
    <style:style style:name="P81" style:family="paragraph" style:parent-style-name="Table_20_Contents">
      <style:paragraph-properties fo:text-align="start" style:justify-single-word="false"/>
      <style:text-properties officeooo:rsid="00530d01" officeooo:paragraph-rsid="00650f10"/>
    </style:style>
    <style:style style:name="P82" style:family="paragraph" style:parent-style-name="Table_20_Contents">
      <style:paragraph-properties fo:text-align="start" style:justify-single-word="false"/>
      <style:text-properties officeooo:rsid="0055d65b" officeooo:paragraph-rsid="0055d65b"/>
    </style:style>
    <style:style style:name="P83" style:family="paragraph" style:parent-style-name="Text_20_body">
      <style:text-properties officeooo:rsid="0057208a" officeooo:paragraph-rsid="0057208a"/>
    </style:style>
    <style:style style:name="P84" style:family="paragraph" style:parent-style-name="Standard">
      <style:text-properties officeooo:rsid="005bf625" officeooo:paragraph-rsid="005bf625"/>
    </style:style>
    <style:style style:name="P85" style:family="paragraph" style:parent-style-name="Text_20_body">
      <style:text-properties officeooo:rsid="005bf625" officeooo:paragraph-rsid="005bf625"/>
    </style:style>
    <style:style style:name="P86" style:family="paragraph" style:parent-style-name="Text_20_body">
      <style:text-properties officeooo:rsid="005740ab" officeooo:paragraph-rsid="005740ab"/>
    </style:style>
    <style:style style:name="P87" style:family="paragraph" style:parent-style-name="Text_20_body">
      <style:text-properties officeooo:rsid="005740ab" officeooo:paragraph-rsid="00919d44"/>
    </style:style>
    <style:style style:name="P88" style:family="paragraph" style:parent-style-name="Text_20_body">
      <style:text-properties officeooo:paragraph-rsid="005d1584"/>
    </style:style>
    <style:style style:name="P89" style:family="paragraph" style:parent-style-name="Text_20_body">
      <style:text-properties officeooo:rsid="005f40af" officeooo:paragraph-rsid="005f40af"/>
    </style:style>
    <style:style style:name="P90" style:family="paragraph" style:parent-style-name="Text_20_body">
      <style:text-properties style:use-window-font-color="true" loext:opacity="0%" officeooo:rsid="005f40af" officeooo:paragraph-rsid="005f40af"/>
    </style:style>
    <style:style style:name="P91" style:family="paragraph" style:parent-style-name="Standard">
      <style:paragraph-properties fo:text-align="center" style:justify-single-word="false"/>
      <style:text-properties style:use-window-font-color="true" loext:opacity="0%" officeooo:rsid="007262b5" officeooo:paragraph-rsid="007262b5"/>
    </style:style>
    <style:style style:name="P92" style:family="paragraph" style:parent-style-name="Standard">
      <style:text-properties style:use-window-font-color="true" loext:opacity="0%" officeooo:rsid="007262b5" officeooo:paragraph-rsid="007262b5"/>
    </style:style>
    <style:style style:name="P93" style:family="paragraph" style:parent-style-name="Standard">
      <style:text-properties style:use-window-font-color="true" loext:opacity="0%" officeooo:rsid="00898282" officeooo:paragraph-rsid="00898282"/>
    </style:style>
    <style:style style:name="P94" style:family="paragraph" style:parent-style-name="Standard">
      <style:text-properties style:use-window-font-color="true" loext:opacity="0%" officeooo:rsid="008ac9e2" officeooo:paragraph-rsid="008ac9e2"/>
    </style:style>
    <style:style style:name="P95" style:family="paragraph" style:parent-style-name="Standard">
      <style:text-properties style:use-window-font-color="true" loext:opacity="0%" officeooo:rsid="00984bc4" officeooo:paragraph-rsid="00984bc4"/>
    </style:style>
    <style:style style:name="P96" style:family="paragraph" style:parent-style-name="Table_20_Contents">
      <style:paragraph-properties fo:text-align="center" style:justify-single-word="false"/>
      <style:text-properties officeooo:rsid="0061e7ea" officeooo:paragraph-rsid="00224cf1" style:font-name-complex="SolaimanLipi"/>
    </style:style>
    <style:style style:name="P97" style:family="paragraph" style:parent-style-name="Table_20_Contents">
      <style:paragraph-properties fo:text-align="start" style:justify-single-word="false"/>
      <style:text-properties officeooo:rsid="0056a319" officeooo:paragraph-rsid="00545dc7"/>
    </style:style>
    <style:style style:name="P98" style:family="paragraph" style:parent-style-name="Standard">
      <style:paragraph-properties fo:break-before="page"/>
      <style:text-properties officeooo:rsid="006cd181" officeooo:paragraph-rsid="006cd181"/>
    </style:style>
    <style:style style:name="P99" style:family="paragraph" style:parent-style-name="Standard">
      <style:text-properties officeooo:rsid="006e58fe" officeooo:paragraph-rsid="006e58fe"/>
    </style:style>
    <style:style style:name="P100" style:family="paragraph" style:parent-style-name="Standard">
      <style:text-properties officeooo:rsid="006e58fe" officeooo:paragraph-rsid="0072f36b"/>
    </style:style>
    <style:style style:name="P101" style:family="paragraph" style:parent-style-name="Table_20_Contents">
      <style:paragraph-properties fo:text-align="center" style:justify-single-word="false"/>
      <style:text-properties officeooo:rsid="007d6531" officeooo:paragraph-rsid="007d6531"/>
    </style:style>
    <style:style style:name="P102" style:family="paragraph" style:parent-style-name="Text_20_body">
      <style:text-properties officeooo:rsid="00919d44" officeooo:paragraph-rsid="00919d44"/>
    </style:style>
    <style:style style:name="P103" style:family="paragraph" style:parent-style-name="Text_20_body">
      <style:text-properties officeooo:rsid="00650f10" officeooo:paragraph-rsid="00919d44"/>
    </style:style>
    <style:style style:name="P104" style:family="paragraph" style:parent-style-name="Standard">
      <style:text-properties style:font-name="Lora Medium2" officeooo:rsid="00293f86" officeooo:paragraph-rsid="00293f86"/>
    </style:style>
    <style:style style:name="P105" style:family="paragraph" style:parent-style-name="Standard">
      <style:text-properties officeooo:rsid="0096da0b" officeooo:paragraph-rsid="0096da0b"/>
    </style:style>
    <style:style style:name="P106" style:family="paragraph" style:parent-style-name="Standard">
      <style:text-properties officeooo:rsid="009f261d" officeooo:paragraph-rsid="009f261d"/>
    </style:style>
    <style:style style:name="P107" style:family="paragraph" style:parent-style-name="Standard">
      <style:text-properties fo:color="#650953" loext:opacity="100%" officeooo:rsid="0070e9e7" officeooo:paragraph-rsid="007262b5"/>
    </style:style>
    <style:style style:name="P108" style:family="paragraph" style:parent-style-name="Table_20_Contents">
      <style:text-properties officeooo:rsid="009708e7" officeooo:paragraph-rsid="009708e7"/>
    </style:style>
    <style:style style:name="P109" style:family="paragraph" style:parent-style-name="Table_20_Contents">
      <style:paragraph-properties fo:text-align="center" style:justify-single-word="false"/>
      <style:text-properties officeooo:rsid="009708e7" officeooo:paragraph-rsid="009708e7"/>
    </style:style>
    <style:style style:name="P110" style:family="paragraph" style:parent-style-name="Table_20_Contents">
      <style:text-properties officeooo:rsid="0097f055" officeooo:paragraph-rsid="0097f055"/>
    </style:style>
    <style:style style:name="P111" style:family="paragraph" style:parent-style-name="Table_20_Contents">
      <style:text-properties officeooo:rsid="00b10a04" officeooo:paragraph-rsid="00b7dbc2"/>
    </style:style>
    <style:style style:name="P112" style:family="paragraph" style:parent-style-name="Table_20_Contents">
      <style:text-properties officeooo:rsid="00b59d9e" officeooo:paragraph-rsid="00b59d9e"/>
    </style:style>
    <style:style style:name="P113" style:family="paragraph" style:parent-style-name="Table_20_Contents">
      <style:paragraph-properties fo:text-align="end" style:justify-single-word="false" style:writing-mode="rl-tb"/>
      <style:text-properties officeooo:rsid="00b59d9e" officeooo:paragraph-rsid="00b59d9e"/>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5" style:family="paragraph" style:parent-style-name="Standard">
      <style:text-properties officeooo:paragraph-rsid="00c84de5"/>
    </style:style>
    <style:style style:name="P116" style:family="paragraph" style:parent-style-name="Standard">
      <style:text-properties officeooo:rsid="00cd7332" officeooo:paragraph-rsid="00cd7332"/>
    </style:style>
    <style:style style:name="P117" style:family="paragraph" style:parent-style-name="Standard">
      <style:text-properties officeooo:rsid="00d0433b" officeooo:paragraph-rsid="00d0433b"/>
    </style:style>
    <style:style style:name="P118" style:family="paragraph" style:parent-style-name="Table_20_Contents">
      <style:paragraph-properties fo:text-align="center" style:justify-single-word="false"/>
      <style:text-properties officeooo:rsid="00c9a4ea" officeooo:paragraph-rsid="00c9a4ea"/>
    </style:style>
    <style:style style:name="P119" style:family="paragraph" style:parent-style-name="Contents_20_1">
      <style:paragraph-properties>
        <style:tab-stops>
          <style:tab-stop style:position="7.3236in" style:type="right" style:leader-style="dotted" style:leader-text="."/>
        </style:tab-stops>
      </style:paragraph-properties>
    </style:style>
    <style:style style:name="P120" style:family="paragraph" style:parent-style-name="Contents_20_2">
      <style:paragraph-properties>
        <style:tab-stops>
          <style:tab-stop style:position="7.3236in" style:type="right" style:leader-style="dotted" style:leader-text="."/>
        </style:tab-stops>
      </style:paragraph-properties>
    </style:style>
    <style:style style:name="P121" style:family="paragraph" style:parent-style-name="Standard">
      <style:text-properties officeooo:rsid="00dbd8d2" officeooo:paragraph-rsid="00df0f53"/>
    </style:style>
    <style:style style:name="P122" style:family="paragraph" style:parent-style-name="Standard">
      <style:text-properties officeooo:rsid="00deab98" officeooo:paragraph-rsid="00deab98"/>
    </style:style>
    <style:style style:name="P123" style:family="paragraph" style:parent-style-name="Standard">
      <style:text-properties officeooo:rsid="00df0f53" officeooo:paragraph-rsid="00df0f53"/>
    </style:style>
    <style:style style:name="P124" style:family="paragraph" style:parent-style-name="Standard">
      <style:text-properties officeooo:rsid="00e577b2" officeooo:paragraph-rsid="00e577b2"/>
    </style:style>
    <style:style style:name="P125" style:family="paragraph" style:parent-style-name="Heading_20_1" style:master-page-name="Converted2">
      <style:paragraph-properties style:page-number="1"/>
    </style:style>
    <style:style style:name="P126" style:family="paragraph" style:parent-style-name="Heading_20_1">
      <style:paragraph-properties fo:break-before="page"/>
      <style:text-properties officeooo:paragraph-rsid="0024f103"/>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paragraph-rsid="00381bb3"/>
    </style:style>
    <style:style style:name="P129" style:family="paragraph" style:parent-style-name="Heading_20_1">
      <style:paragraph-properties fo:break-before="page"/>
      <style:text-properties officeooo:paragraph-rsid="00c00a54"/>
    </style:style>
    <style:style style:name="P130" style:family="paragraph" style:parent-style-name="Heading_20_1">
      <style:paragraph-properties fo:break-before="page"/>
      <style:text-properties officeooo:paragraph-rsid="00b343f0"/>
    </style:style>
    <style:style style:name="P131" style:family="paragraph" style:parent-style-name="Heading_20_2">
      <style:text-properties officeooo:paragraph-rsid="00d56d36"/>
    </style:style>
    <style:style style:name="P132" style:family="paragraph" style:parent-style-name="Heading_20_2">
      <style:text-properties officeooo:paragraph-rsid="0027f837"/>
    </style:style>
    <style:style style:name="P133" style:family="paragraph" style:parent-style-name="Heading_20_2">
      <style:text-properties officeooo:paragraph-rsid="003a1686"/>
    </style:style>
    <style:style style:name="P134" style:family="paragraph" style:parent-style-name="Heading_20_2">
      <style:text-properties officeooo:paragraph-rsid="002ff536"/>
    </style:style>
    <style:style style:name="P135"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36" style:family="paragraph" style:parent-style-name="Heading_20_2">
      <style:text-properties officeooo:paragraph-rsid="00c5bcca"/>
    </style:style>
    <style:style style:name="P137" style:family="paragraph" style:parent-style-name="Heading_20_2">
      <style:paragraph-properties fo:break-before="page"/>
      <style:text-properties officeooo:paragraph-rsid="00a93018"/>
    </style:style>
    <style:style style:name="P138" style:family="paragraph" style:parent-style-name="Heading_20_2">
      <style:text-properties officeooo:paragraph-rsid="00b7dbc2"/>
    </style:style>
    <style:style style:name="P139" style:family="paragraph" style:parent-style-name="Heading_20_2">
      <style:text-properties officeooo:rsid="00c84de5" officeooo:paragraph-rsid="00c84de5"/>
    </style:style>
    <style:style style:name="P140"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41"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42" style:family="paragraph" style:parent-style-name="Standard" style:list-style-name="WWNum2">
      <style:paragraph-properties fo:margin-left="0.5in" fo:margin-right="0in" fo:text-indent="-0.25in" style:auto-text-indent="false"/>
    </style:style>
    <style:style style:name="P143" style:family="paragraph" style:parent-style-name="Standard" style:list-style-name="WWNum2">
      <style:paragraph-properties fo:margin-left="0.5in" fo:margin-right="0in" fo:text-indent="-0.25in" style:auto-text-indent="false"/>
      <style:text-properties officeooo:paragraph-rsid="002717bc"/>
    </style:style>
    <style:style style:name="P144" style:family="paragraph" style:parent-style-name="Standard" style:list-style-name="L7">
      <style:text-properties officeooo:rsid="002717bc" officeooo:paragraph-rsid="002717bc"/>
    </style:style>
    <style:style style:name="P145" style:family="paragraph" style:parent-style-name="Standard" style:list-style-name="L8">
      <style:text-properties officeooo:rsid="003a1686" officeooo:paragraph-rsid="003a1686"/>
    </style:style>
    <style:style style:name="P146" style:family="paragraph" style:parent-style-name="Standard" style:list-style-name="L8">
      <style:text-properties officeooo:rsid="003a79d5" officeooo:paragraph-rsid="003a79d5"/>
    </style:style>
    <style:style style:name="P147" style:family="paragraph" style:parent-style-name="Standard" style:list-style-name="L8">
      <style:text-properties officeooo:rsid="007f2f84" officeooo:paragraph-rsid="007f2f84"/>
    </style:style>
    <style:style style:name="P148" style:family="paragraph" style:parent-style-name="Standard" style:list-style-name="WWNum1">
      <style:paragraph-properties fo:margin-left="0.5in" fo:margin-right="0in" fo:text-indent="-0.25in" style:auto-text-indent="false"/>
    </style:style>
    <style:style style:name="P149"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50" style:family="paragraph" style:parent-style-name="Standard" style:list-style-name="L9">
      <style:text-properties officeooo:rsid="00defe3c" officeooo:paragraph-rsid="00defe3c"/>
    </style:style>
    <style:style style:name="P151" style:family="paragraph" style:parent-style-name="Standard" style:list-style-name="L9">
      <style:text-properties officeooo:rsid="00df0f53" officeooo:paragraph-rsid="00df0f53"/>
    </style:style>
    <style:style style:name="P152" style:family="paragraph" style:parent-style-name="Standard" style:list-style-name="L10">
      <style:text-properties officeooo:rsid="00e060d5" officeooo:paragraph-rsid="00e060d5"/>
    </style:style>
    <style:style style:name="P153" style:family="paragraph" style:parent-style-name="Standard" style:list-style-name="L10">
      <style:text-properties officeooo:rsid="00e218ad" officeooo:paragraph-rsid="00e218ad"/>
    </style:style>
    <style:style style:name="P154" style:family="paragraph" style:parent-style-name="Standard" style:list-style-name="L10">
      <style:text-properties officeooo:rsid="00e48a48" officeooo:paragraph-rsid="00e48a48"/>
    </style:style>
    <style:style style:name="P155" style:family="paragraph" style:parent-style-name="Standard" style:list-style-name="L11">
      <style:text-properties officeooo:rsid="00e48a48" officeooo:paragraph-rsid="00e48a48"/>
    </style:style>
    <style:style style:name="P156" style:family="paragraph" style:parent-style-name="Standard" style:list-style-name="L11">
      <style:text-properties officeooo:rsid="00e577b2" officeooo:paragraph-rsid="00e577b2"/>
    </style:style>
    <style:style style:name="P157" style:family="paragraph" style:parent-style-name="Standard">
      <style:text-properties officeooo:rsid="00e7ecf3" officeooo:paragraph-rsid="00e7ecf3"/>
    </style:style>
    <style:style style:name="P158" style:family="paragraph" style:parent-style-name="Standard" style:list-style-name="L12">
      <style:text-properties officeooo:rsid="00e7ecf3" officeooo:paragraph-rsid="00e7ecf3"/>
    </style:style>
    <style:style style:name="P159" style:family="paragraph" style:parent-style-name="Standard" style:list-style-name="L13">
      <style:text-properties officeooo:rsid="00e7ecf3" officeooo:paragraph-rsid="00e7ecf3"/>
    </style:style>
    <style:style style:name="P160" style:family="paragraph" style:parent-style-name="Standard" style:list-style-name="L14">
      <style:text-properties officeooo:rsid="00e7ecf3" officeooo:paragraph-rsid="00e7ecf3"/>
    </style:style>
    <style:style style:name="P161" style:family="paragraph" style:parent-style-name="Table_20_Contents" style:list-style-name="L1">
      <style:paragraph-properties fo:text-align="start" style:justify-single-word="false"/>
      <style:text-properties officeooo:rsid="002d847d" officeooo:paragraph-rsid="002d847d"/>
    </style:style>
    <style:style style:name="P162" style:family="paragraph" style:parent-style-name="Table_20_Contents" style:list-style-name="L1">
      <style:paragraph-properties fo:text-align="start" style:justify-single-word="false"/>
      <style:text-properties officeooo:rsid="002e1d23" officeooo:paragraph-rsid="002e1d23"/>
    </style:style>
    <style:style style:name="P163" style:family="paragraph" style:parent-style-name="Table_20_Contents" style:list-style-name="L2">
      <style:paragraph-properties fo:text-align="start" style:justify-single-word="false"/>
      <style:text-properties officeooo:rsid="002e1d23" officeooo:paragraph-rsid="002e1d23"/>
    </style:style>
    <style:style style:name="P164" style:family="paragraph" style:parent-style-name="Table_20_Contents" style:list-style-name="L3">
      <style:paragraph-properties fo:text-align="start" style:justify-single-word="false"/>
      <style:text-properties officeooo:rsid="002e1d23" officeooo:paragraph-rsid="0051a668"/>
    </style:style>
    <style:style style:name="P165"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66" style:family="paragraph" style:parent-style-name="Table_20_Contents" style:list-style-name="L2">
      <style:paragraph-properties fo:text-align="start" style:justify-single-word="false"/>
      <style:text-properties officeooo:rsid="006d3c8e" officeooo:paragraph-rsid="006d3c8e"/>
    </style:style>
    <style:style style:name="P167" style:family="paragraph" style:parent-style-name="Table_20_Contents" style:list-style-name="L3">
      <style:paragraph-properties fo:text-align="start" style:justify-single-word="false"/>
      <style:text-properties officeooo:rsid="002f6a94" officeooo:paragraph-rsid="002f6a94"/>
    </style:style>
    <style:style style:name="P168" style:family="paragraph" style:parent-style-name="Table_20_Contents" style:list-style-name="L4">
      <style:paragraph-properties fo:text-align="start" style:justify-single-word="false"/>
      <style:text-properties officeooo:rsid="0069af10" officeooo:paragraph-rsid="0069af10"/>
    </style:style>
    <style:style style:name="P169" style:family="paragraph" style:parent-style-name="Table_20_Contents" style:list-style-name="L5">
      <style:paragraph-properties fo:text-align="start" style:justify-single-word="false"/>
      <style:text-properties officeooo:rsid="0055d65b" officeooo:paragraph-rsid="0055d65b"/>
    </style:style>
    <style:style style:name="P170" style:family="paragraph" style:parent-style-name="Table_20_Contents" style:list-style-name="L6">
      <style:text-properties officeooo:rsid="009708e7" officeooo:paragraph-rsid="009708e7"/>
    </style:style>
    <style:style style:name="P171" style:family="paragraph">
      <style:paragraph-properties fo:text-align="center"/>
    </style:style>
    <style:style style:name="P172" style:family="paragraph">
      <loext:graphic-properties draw:fill="solid" draw:fill-color="#a0a0a0"/>
      <style:paragraph-properties fo:text-align="center"/>
    </style:style>
    <style:style style:name="P173"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officeooo:rsid="005740ab" style:font-name-complex="KFGQPC Uthmanic Script HAFS1"/>
    </style:style>
    <style:style style:name="T20" style:family="text">
      <style:text-properties officeooo:rsid="005bf625" style:font-name-complex="KFGQPC Uthmanic Script HAFS1"/>
    </style:style>
    <style:style style:name="T21" style:family="text">
      <style:text-properties officeooo:rsid="00650f10" style:font-name-complex="KFGQPC Uthmanic Script HAFS1"/>
    </style:style>
    <style:style style:name="T22" style:family="text">
      <style:text-properties officeooo:rsid="0093767f" style:font-name-complex="KFGQPC Uthmanic Script HAFS1"/>
    </style:style>
    <style:style style:name="T23" style:family="text">
      <style:text-properties officeooo:rsid="00a9ab7f" style:font-name-complex="KFGQPC Uthmanic Script HAFS1"/>
    </style:style>
    <style:style style:name="T24" style:family="text">
      <style:text-properties officeooo:rsid="00adee65" style:font-name-complex="KFGQPC Uthmanic Script HAFS1"/>
    </style:style>
    <style:style style:name="T25" style:family="text">
      <style:text-properties officeooo:rsid="00af2035" style:font-name-complex="KFGQPC Uthmanic Script HAFS1"/>
    </style:style>
    <style:style style:name="T26" style:family="text">
      <style:text-properties officeooo:rsid="00d65527" style:font-name-complex="KFGQPC Uthmanic Script HAFS1"/>
    </style:style>
    <style:style style:name="T27" style:family="text">
      <style:text-properties officeooo:rsid="00d95606" style:font-name-complex="KFGQPC Uthmanic Script HAFS1"/>
    </style:style>
    <style:style style:name="T28" style:family="text">
      <style:text-properties officeooo:rsid="00264986"/>
    </style:style>
    <style:style style:name="T29" style:family="text">
      <style:text-properties officeooo:rsid="0027f837"/>
    </style:style>
    <style:style style:name="T30" style:family="text">
      <style:text-properties officeooo:rsid="00293f86"/>
    </style:style>
    <style:style style:name="T31" style:family="text">
      <style:text-properties style:font-name="Lora Medium2"/>
    </style:style>
    <style:style style:name="T32" style:family="text">
      <style:text-properties style:font-name="Lora Medium2" officeooo:rsid="00293f86"/>
    </style:style>
    <style:style style:name="T33" style:family="text">
      <style:text-properties style:font-name="Lora Medium2" officeooo:rsid="00799042"/>
    </style:style>
    <style:style style:name="T34" style:family="text">
      <style:text-properties officeooo:rsid="002e1d23"/>
    </style:style>
    <style:style style:name="T35" style:family="text">
      <style:text-properties style:text-position="super 58%"/>
    </style:style>
    <style:style style:name="T36" style:family="text">
      <style:text-properties officeooo:rsid="002f6a94"/>
    </style:style>
    <style:style style:name="T37" style:family="text">
      <style:text-properties officeooo:rsid="002ff536"/>
    </style:style>
    <style:style style:name="T38" style:family="text">
      <style:text-properties officeooo:rsid="00324b4f"/>
    </style:style>
    <style:style style:name="T39" style:family="text">
      <style:text-properties officeooo:rsid="00330101"/>
    </style:style>
    <style:style style:name="T40" style:family="text">
      <style:text-properties fo:color="#c9211e" loext:opacity="100%"/>
    </style:style>
    <style:style style:name="T41" style:family="text">
      <style:text-properties fo:color="#c9211e" loext:opacity="100%" officeooo:rsid="00330101"/>
    </style:style>
    <style:style style:name="T42" style:family="text">
      <style:text-properties fo:color="#c9211e" loext:opacity="100%" officeooo:rsid="00324b4f"/>
    </style:style>
    <style:style style:name="T43" style:family="text">
      <style:text-properties fo:color="#c9211e" loext:opacity="100%" officeooo:rsid="0042cfb0"/>
    </style:style>
    <style:style style:name="T44" style:family="text">
      <style:text-properties fo:color="#c9211e" loext:opacity="100%" officeooo:rsid="0042f3a5"/>
    </style:style>
    <style:style style:name="T45" style:family="text">
      <style:text-properties fo:color="#c9211e" loext:opacity="100%" style:font-name-complex="KFGQPC Uthmanic Script HAFS1"/>
    </style:style>
    <style:style style:name="T46" style:family="text">
      <style:text-properties fo:color="#c9211e" loext:opacity="100%" officeooo:rsid="005bf625" style:font-name-complex="KFGQPC Uthmanic Script HAFS1"/>
    </style:style>
    <style:style style:name="T47" style:family="text">
      <style:text-properties fo:color="#861141" loext:opacity="100%"/>
    </style:style>
    <style:style style:name="T48" style:family="text">
      <style:text-properties fo:color="#861141" loext:opacity="100%" officeooo:rsid="00330101"/>
    </style:style>
    <style:style style:name="T49" style:family="text">
      <style:text-properties fo:color="#861141" loext:opacity="100%" officeooo:rsid="003650fa"/>
    </style:style>
    <style:style style:name="T50" style:family="text">
      <style:text-properties fo:color="#861141" loext:opacity="100%" officeooo:rsid="0042f3a5"/>
    </style:style>
    <style:style style:name="T51" style:family="text">
      <style:text-properties fo:color="#861141" loext:opacity="100%" officeooo:rsid="007d6531"/>
    </style:style>
    <style:style style:name="T52" style:family="text">
      <style:text-properties officeooo:rsid="00355e7a"/>
    </style:style>
    <style:style style:name="T53" style:family="text">
      <style:text-properties style:use-window-font-color="true" loext:opacity="0%"/>
    </style:style>
    <style:style style:name="T54" style:family="text">
      <style:text-properties style:use-window-font-color="true" loext:opacity="0%" officeooo:rsid="00264986"/>
    </style:style>
    <style:style style:name="T55" style:family="text">
      <style:text-properties style:use-window-font-color="true" loext:opacity="0%" style:font-name="Noto Naskh Arabic" style:font-name-asian="Noto Naskh Arabic1" style:font-name-complex="KFGQPC Uthmanic Script HAFS1"/>
    </style:style>
    <style:style style:name="T56" style:family="text">
      <style:text-properties style:use-window-font-color="true" loext:opacity="0%" officeooo:rsid="00355e7a"/>
    </style:style>
    <style:style style:name="T57" style:family="text">
      <style:text-properties style:use-window-font-color="true" loext:opacity="0%" officeooo:rsid="003650fa"/>
    </style:style>
    <style:style style:name="T58" style:family="text">
      <style:text-properties style:use-window-font-color="true" loext:opacity="0%" officeooo:rsid="005bf625" style:font-name-complex="KFGQPC Uthmanic Script HAFS1"/>
    </style:style>
    <style:style style:name="T59" style:family="text">
      <style:text-properties style:use-window-font-color="true" loext:opacity="0%" officeooo:rsid="005d1584" style:font-name-complex="KFGQPC Uthmanic Script HAFS1"/>
    </style:style>
    <style:style style:name="T60" style:family="text">
      <style:text-properties style:use-window-font-color="true" loext:opacity="0%" officeooo:rsid="00701eeb"/>
    </style:style>
    <style:style style:name="T61" style:family="text">
      <style:text-properties style:use-window-font-color="true" loext:opacity="0%" officeooo:rsid="007262b5"/>
    </style:style>
    <style:style style:name="T62" style:family="text">
      <style:text-properties style:use-window-font-color="true" loext:opacity="0%" officeooo:rsid="008711cd"/>
    </style:style>
    <style:style style:name="T63" style:family="text">
      <style:text-properties style:use-window-font-color="true" loext:opacity="0%" officeooo:rsid="00ac089f"/>
    </style:style>
    <style:style style:name="T64" style:family="text">
      <style:text-properties officeooo:rsid="003650fa"/>
    </style:style>
    <style:style style:name="T65" style:family="text">
      <style:text-properties style:font-name="KFGQPC Uthmanic Script HAFS1" officeooo:rsid="003650fa"/>
    </style:style>
    <style:style style:name="T66" style:family="text">
      <style:text-properties style:font-name="KFGQPC Uthmanic Script HAFS1" officeooo:rsid="00381bb3"/>
    </style:style>
    <style:style style:name="T67" style:family="text">
      <style:text-properties style:font-name="KFGQPC Uthmanic Script HAFS1" officeooo:rsid="007c000f"/>
    </style:style>
    <style:style style:name="T68" style:family="text">
      <style:text-properties officeooo:rsid="00381bb3"/>
    </style:style>
    <style:style style:name="T69" style:family="text">
      <style:text-properties style:font-name="Lora"/>
    </style:style>
    <style:style style:name="T70" style:family="text">
      <style:text-properties style:font-name="Lora" officeooo:rsid="00381bb3"/>
    </style:style>
    <style:style style:name="T71" style:family="text">
      <style:text-properties style:font-name="Lora" officeooo:rsid="007c000f"/>
    </style:style>
    <style:style style:name="T72" style:family="text">
      <style:text-properties style:font-name="Lora" officeooo:rsid="007cae7e"/>
    </style:style>
    <style:style style:name="T73" style:family="text">
      <style:text-properties style:font-name="Lora" officeooo:rsid="00853752"/>
    </style:style>
    <style:style style:name="T74" style:family="text">
      <style:text-properties officeooo:rsid="003828db"/>
    </style:style>
    <style:style style:name="T75" style:family="text">
      <style:text-properties officeooo:rsid="003a79d5"/>
    </style:style>
    <style:style style:name="T76" style:family="text">
      <style:text-properties officeooo:rsid="003c19f8"/>
    </style:style>
    <style:style style:name="T77" style:family="text">
      <style:text-properties style:font-name-complex="KFGQPC Uthmanic Script HAFS"/>
    </style:style>
    <style:style style:name="T78" style:family="text">
      <style:text-properties officeooo:rsid="003c19f8" style:font-name-complex="KFGQPC Uthmanic Script HAFS"/>
    </style:style>
    <style:style style:name="T79" style:family="text">
      <style:text-properties officeooo:rsid="0042cfb0"/>
    </style:style>
    <style:style style:name="T80" style:family="text">
      <style:text-properties officeooo:rsid="0042f3a5"/>
    </style:style>
    <style:style style:name="T81" style:family="text">
      <style:text-properties officeooo:rsid="0043e899"/>
    </style:style>
    <style:style style:name="T82" style:family="text">
      <style:text-properties officeooo:rsid="004552f0"/>
    </style:style>
    <style:style style:name="T83" style:family="text">
      <style:text-properties officeooo:rsid="004d56d8"/>
    </style:style>
    <style:style style:name="T84" style:family="text">
      <style:text-properties officeooo:rsid="004f3505"/>
    </style:style>
    <style:style style:name="T85" style:family="text">
      <style:text-properties officeooo:rsid="00508bee"/>
    </style:style>
    <style:style style:name="T86" style:family="text">
      <style:text-properties officeooo:rsid="0051a668"/>
    </style:style>
    <style:style style:name="T87" style:family="text">
      <style:text-properties officeooo:rsid="00530d01"/>
    </style:style>
    <style:style style:name="T88" style:family="text">
      <style:text-properties fo:color="#650953" loext:opacity="100%"/>
    </style:style>
    <style:style style:name="T89" style:family="text">
      <style:text-properties officeooo:rsid="005740ab"/>
    </style:style>
    <style:style style:name="T90" style:family="text">
      <style:text-properties officeooo:rsid="005bf625"/>
    </style:style>
    <style:style style:name="T91" style:family="text">
      <style:text-properties fo:color="#069a2e" loext:opacity="100%"/>
    </style:style>
    <style:style style:name="T92" style:family="text">
      <style:text-properties fo:color="#069a2e" loext:opacity="100%" officeooo:rsid="005bf625" style:font-name-complex="KFGQPC Uthmanic Script HAFS1"/>
    </style:style>
    <style:style style:name="T93" style:family="text">
      <style:text-properties fo:color="#069a2e" loext:opacity="100%" officeooo:rsid="005c89e3"/>
    </style:style>
    <style:style style:name="T94" style:family="text">
      <style:text-properties officeooo:rsid="005c89e3"/>
    </style:style>
    <style:style style:name="T95" style:family="text">
      <style:text-properties officeooo:rsid="006114d7"/>
    </style:style>
    <style:style style:name="T96" style:family="text">
      <style:text-properties officeooo:rsid="00650f10"/>
    </style:style>
    <style:style style:name="T97" style:family="text">
      <style:text-properties officeooo:rsid="0066c9b5"/>
    </style:style>
    <style:style style:name="T98" style:family="text">
      <style:text-properties officeooo:rsid="0067a96c"/>
    </style:style>
    <style:style style:name="T99" style:family="text">
      <style:text-properties officeooo:rsid="0069fab7"/>
    </style:style>
    <style:style style:name="T100" style:family="text">
      <style:text-properties fo:color="#780373" loext:opacity="100%"/>
    </style:style>
    <style:style style:name="T101" style:family="text">
      <style:text-properties officeooo:rsid="00701eeb"/>
    </style:style>
    <style:style style:name="T102" style:family="text">
      <style:text-properties officeooo:rsid="0076f8bb"/>
    </style:style>
    <style:style style:name="T103" style:family="text">
      <style:text-properties officeooo:rsid="00795ef2"/>
    </style:style>
    <style:style style:name="T104" style:family="text">
      <style:text-properties officeooo:rsid="007d6531"/>
    </style:style>
    <style:style style:name="T105" style:family="text">
      <style:text-properties officeooo:rsid="00809f74"/>
    </style:style>
    <style:style style:name="T106" style:family="text">
      <style:text-properties officeooo:rsid="00821343"/>
    </style:style>
    <style:style style:name="T107" style:family="text">
      <style:text-properties officeooo:rsid="0085125e"/>
    </style:style>
    <style:style style:name="T108" style:family="text">
      <style:text-properties fo:color="#158466" loext:opacity="100%"/>
    </style:style>
    <style:style style:name="T109" style:family="text">
      <style:text-properties officeooo:rsid="008ac9e2"/>
    </style:style>
    <style:style style:name="T110" style:family="text">
      <style:text-properties officeooo:rsid="008c893b"/>
    </style:style>
    <style:style style:name="T111" style:family="text">
      <style:text-properties officeooo:rsid="008dfaf9"/>
    </style:style>
    <style:style style:name="T112" style:family="text">
      <style:text-properties officeooo:rsid="008f8ecb"/>
    </style:style>
    <style:style style:name="T113" style:family="text">
      <style:text-properties officeooo:rsid="00919d44"/>
    </style:style>
    <style:style style:name="T114" style:family="text">
      <style:text-properties officeooo:rsid="00935cc8"/>
    </style:style>
    <style:style style:name="T115" style:family="text">
      <style:text-properties officeooo:rsid="009372af"/>
    </style:style>
    <style:style style:name="T116" style:family="text">
      <style:text-properties officeooo:rsid="0093767f"/>
    </style:style>
    <style:style style:name="T117" style:family="text">
      <style:text-properties officeooo:rsid="009435b5"/>
    </style:style>
    <style:style style:name="T118" style:family="text">
      <style:text-properties officeooo:rsid="0094f996"/>
    </style:style>
    <style:style style:name="T119" style:family="text">
      <style:text-properties officeooo:rsid="00984bc4"/>
    </style:style>
    <style:style style:name="T120" style:family="text">
      <style:text-properties officeooo:rsid="0099f766"/>
    </style:style>
    <style:style style:name="T121" style:family="text">
      <style:text-properties officeooo:rsid="009c2719"/>
    </style:style>
    <style:style style:name="T122" style:family="text">
      <style:text-properties officeooo:rsid="009d366c"/>
    </style:style>
    <style:style style:name="T123" style:family="text">
      <style:text-properties officeooo:rsid="009f261d"/>
    </style:style>
    <style:style style:name="T124" style:family="text">
      <style:text-properties officeooo:rsid="00a78aaf"/>
    </style:style>
    <style:style style:name="T125" style:family="text">
      <style:text-properties officeooo:rsid="00a93018"/>
    </style:style>
    <style:style style:name="T126" style:family="text">
      <style:text-properties officeooo:rsid="00b23851"/>
    </style:style>
    <style:style style:name="T127" style:family="text">
      <style:text-properties officeooo:rsid="00b59d9e"/>
    </style:style>
    <style:style style:name="T128" style:family="text">
      <style:text-properties officeooo:rsid="00b708fe"/>
    </style:style>
    <style:style style:name="T129" style:family="text">
      <style:text-properties officeooo:rsid="00b79a51"/>
    </style:style>
    <style:style style:name="T130" style:family="text">
      <style:text-properties officeooo:rsid="00b8d34c"/>
    </style:style>
    <style:style style:name="T131" style:family="text">
      <style:text-properties officeooo:rsid="00c2b008"/>
    </style:style>
    <style:style style:name="T132" style:family="text">
      <style:text-properties officeooo:rsid="00c2bfbf"/>
    </style:style>
    <style:style style:name="T133" style:family="text">
      <style:text-properties officeooo:rsid="00c4234c"/>
    </style:style>
    <style:style style:name="T134" style:family="text">
      <style:text-properties officeooo:rsid="00c669a5"/>
    </style:style>
    <style:style style:name="T135" style:family="text">
      <style:text-properties officeooo:rsid="00cb7255"/>
    </style:style>
    <style:style style:name="T136" style:family="text">
      <style:text-properties officeooo:rsid="00cea205"/>
    </style:style>
    <style:style style:name="T137" style:family="text">
      <style:text-properties officeooo:rsid="00cfb111"/>
    </style:style>
    <style:style style:name="T138" style:family="text">
      <style:text-properties fo:color="#55215b" loext:opacity="100%"/>
    </style:style>
    <style:style style:name="T139" style:family="text">
      <style:text-properties officeooo:rsid="00d1e80b"/>
    </style:style>
    <style:style style:name="T140" style:family="text">
      <style:text-properties officeooo:rsid="00d20f8c"/>
    </style:style>
    <style:style style:name="T141" style:family="text">
      <style:text-properties officeooo:rsid="00d2ed31"/>
    </style:style>
    <style:style style:name="T142" style:family="text">
      <style:text-properties officeooo:rsid="00d47602"/>
    </style:style>
    <style:style style:name="T143" style:family="text">
      <style:text-properties officeooo:rsid="00deab98"/>
    </style:style>
    <style:style style:name="T144" style:family="text">
      <style:text-properties officeooo:rsid="00df0f53"/>
    </style:style>
    <style:style style:name="T145" style:family="text">
      <style:text-properties officeooo:rsid="00e29cf1"/>
    </style:style>
    <style:style style:name="T146" style:family="text">
      <style:text-properties officeooo:rsid="00e705f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41">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62_667590414" text:style-name="Index_20_Link" text:visited-style-name="Index_20_Link">Day 1-2<text:tab/>1</text:a></text:p>
          <text:p text:style-name="P120"><text:a xlink:type="simple" xlink:href="#__RefHeading___Toc772_667590414" text:style-name="Index_20_Link" text:visited-style-name="Index_20_Link">5 special isms<text:tab/>1</text:a></text:p>
          <text:p text:style-name="P119"><text:a xlink:type="simple" xlink:href="#__RefHeading___Toc770_667590414" text:style-name="Index_20_Link" text:visited-style-name="Index_20_Link">Day 3-4<text:tab/>3</text:a></text:p>
          <text:p text:style-name="P120"><text:a xlink:type="simple" xlink:href="#__RefHeading___Toc784_667590414" text:style-name="Index_20_Link" text:visited-style-name="Index_20_Link">1. Basic grammar vocabulary<text:tab/>3</text:a></text:p>
          <text:p text:style-name="P120"><text:a xlink:type="simple" xlink:href="#__RefHeading___Toc782_667590414" text:style-name="Index_20_Link" text:visited-style-name="Index_20_Link">2. Reasons for a word to be majroor?<text:tab/>3</text:a></text:p>
          <text:p text:style-name="P119"><text:a xlink:type="simple" xlink:href="#__RefHeading___Toc797_1932017071" text:style-name="Index_20_Link" text:visited-style-name="Index_20_Link">Day 5, 6<text:tab/>4</text:a></text:p>
          <text:p text:style-name="P120"><text:a xlink:type="simple" xlink:href="#__RefHeading___Toc799_1932017071" text:style-name="Index_20_Link" text:visited-style-name="Index_20_Link">1. Flexibility and their Arabic word?<text:tab/>4</text:a></text:p>
          <text:p text:style-name="P120"><text:a xlink:type="simple" xlink:href="#__RefHeading___Toc766_667590414%20Copy%201" text:style-name="Index_20_Link" text:visited-style-name="Index_20_Link">2. Non-flexible details<text:tab/>4</text:a></text:p>
          <text:p text:style-name="P120"><text:a xlink:type="simple" xlink:href="#__RefHeading___Toc766_667590414%20Copy%202" text:style-name="Index_20_Link" text:visited-style-name="Index_20_Link">3. Partly-flexible details<text:tab/>4</text:a></text:p>
          <text:p text:style-name="P119"><text:a xlink:type="simple" xlink:href="#__RefHeading___Toc840_1932017071" text:style-name="Index_20_Link" text:visited-style-name="Index_20_Link">Day 7<text:tab/>6</text:a></text:p>
          <text:p text:style-name="P120"><text:a xlink:type="simple" xlink:href="#__RefHeading___Toc842_1932017071" text:style-name="Index_20_Link" text:visited-style-name="Index_20_Link">Fragments<text:tab/>6</text:a></text:p>
          <text:p text:style-name="P120"><text:a xlink:type="simple" xlink:href="#__RefHeading___Toc970_1073827632" text:style-name="Index_20_Link" text:visited-style-name="Index_20_Link">Oaths in the Quran<text:tab/>6</text:a></text:p>
          <text:p text:style-name="P119"><text:a xlink:type="simple" xlink:href="#__RefHeading___Toc764_667590414" text:style-name="Index_20_Link" text:visited-style-name="Index_20_Link">Surah Jumm’ah [1-3]<text:tab/>7</text:a></text:p>
          <text:p text:style-name="P120"><text:a xlink:type="simple" xlink:href="#__RefHeading___Toc778_667590414" text:style-name="Index_20_Link" text:visited-style-name="Index_20_Link">Aya 1<text:tab/>7</text:a></text:p>
          <text:p text:style-name="P120"><text:a xlink:type="simple" xlink:href="#__RefHeading___Toc776_667590414" text:style-name="Index_20_Link" text:visited-style-name="Index_20_Link">Aya 2<text:tab/>8</text:a></text:p>
          <text:p text:style-name="P120"><text:a xlink:type="simple" xlink:href="#__RefHeading___Toc774_667590414" text:style-name="Index_20_Link" text:visited-style-name="Index_20_Link">Aya 3<text:tab/>9</text:a></text:p>
          <text:p text:style-name="P120"><text:a xlink:type="simple" xlink:href="#__RefHeading___Toc1565_2040742974" text:style-name="Index_20_Link" text:visited-style-name="Index_20_Link">Aya 4<text:tab/>9</text:a></text:p>
          <text:p text:style-name="P119"><text:a xlink:type="simple" xlink:href="#__RefHeading___Toc801_1932017071" text:style-name="Index_20_Link" text:visited-style-name="Index_20_Link">Day 22-28 (JUMLA)<text:tab/>10</text:a></text:p>
          <text:p text:style-name="P120"><text:a xlink:type="simple" xlink:href="#__RefHeading___Toc1431_2702452866" text:style-name="Index_20_Link" text:visited-style-name="Index_20_Link">جُمْلَةٌ اِسْمِيَةٌ (Jumla Ismia)<text:tab/>10</text:a></text:p>
          <text:p text:style-name="P120"><text:a xlink:type="simple" xlink:href="#__RefHeading___Toc1404_2702452866" text:style-name="Index_20_Link" text:visited-style-name="Index_20_Link">Early K or MBK and late M or K lavels.<text:tab/>11</text:a></text:p>
          <text:p text:style-name="P120"><text:a xlink:type="simple" xlink:href="#__RefHeading___Toc1408_2702452866" text:style-name="Index_20_Link" text:visited-style-name="Index_20_Link">جُمْلَةٌ فِعْلِيَّةٌ (Jumla Fe’ilia)<text:tab/>12</text:a></text:p>
          <text:p text:style-name="P120"><text:a xlink:type="simple" xlink:href="#__RefHeading___Toc1567_2040742974" text:style-name="Index_20_Link" text:visited-style-name="Index_20_Link">Labels of مَفْعُول in JF<text:tab/>12</text:a></text:p>
          <text:p text:style-name="P120"><text:a xlink:type="simple" xlink:href="#__RefHeading___Toc1569_2040742974" text:style-name="Index_20_Link" text:visited-style-name="Index_20_Link">الإِثْبَاتُ عَلَي غَيْرِ الفَاعِلِ (Hinting Someone other than the Faa’il):<text:tab/>12</text:a></text:p>
          <text:p text:style-name="P120"><text:a xlink:type="simple" xlink:href="#__RefHeading___Toc1571_2040742974" text:style-name="Index_20_Link" text:visited-style-name="Index_20_Link">كَانَ (He was) For past Jumla Ismia<text:tab/>13</text:a></text:p>
          <text:p text:style-name="P120"><text:a xlink:type="simple" xlink:href="#__RefHeading___Toc1573_2040742974" text:style-name="Index_20_Link" text:visited-style-name="Index_20_Link">Complete and Incomplete Fai’l<text:tab/>13</text:a></text:p>
          <text:p text:style-name="P119"><text:a xlink:type="simple" xlink:href="#__RefHeading___Toc1624_431225465" text:style-name="Index_20_Link" text:visited-style-name="Index_20_Link">Day 29 Organized Jumla Notes<text:tab/>14</text:a></text:p>
          <text:p text:style-name="P120"><text:a xlink:type="simple" xlink:href="#__RefHeading___Toc1626_431225465" text:style-name="Index_20_Link" text:visited-style-name="Index_20_Link">Jumla Ismia<text:tab/>14</text:a></text:p>
          <text:p text:style-name="P119"><text:a xlink:type="simple" xlink:href="#__RefHeading___Toc1081_2873520091" text:style-name="Index_20_Link" text:visited-style-name="Index_20_Link">Question Hours: Important Ones.<text:tab/>15</text:a></text:p>
          <text:p text:style-name="P120"><text:a xlink:type="simple" xlink:href="#__RefHeading___Toc1083_2873520091" text:style-name="Index_20_Link" text:visited-style-name="Index_20_Link"><text:soft-page-break/>Day 22: سُبْحَانَ اللَّهِ وَبِحَمْدِهِ Explanation<text:tab/>15</text:a></text:p>
          <text:p text:style-name="P120"><text:a xlink:type="simple" xlink:href="#__RefHeading___Toc1100_2873520091" text:style-name="Index_20_Link" text:visited-style-name="Index_20_Link">Day 23: خَيرٌ and شَرٌّ are comparative why?<text:tab/>15</text:a></text:p>
          <text:p text:style-name="P120"><text:a xlink:type="simple" xlink:href="#__RefHeading___Toc1180_1030417925" text:style-name="Index_20_Link" text:visited-style-name="Index_20_Link">Day 23: Special mudaff can’t never be<text:tab/>16</text:a></text:p>
          <text:p text:style-name="P120"><text:a xlink:type="simple" xlink:href="#__RefHeading___Toc1182_1030417925" text:style-name="Index_20_Link" text:visited-style-name="Index_20_Link">Day 23: Beauty of إِنَّ مَعَ العُسْرِ يُسْرًا Explaination<text:tab/>16</text:a></text:p>
        </text:index-body>
      </text:table-of-content>
      <text:h text:style-name="P125" text:outline-level="1"><text:bookmark-start text:name="__RefHeading___Toc762_667590414"/><text:bookmark text:name="_68wds8k2yuuu"/>Day 1-2<text:bookmark-end text:name="__RefHeading___Toc762_667590414"/></text:h>
      <text:h text:style-name="P131"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6">Chart for أَبٌ <text:s/>and أَخٌ </text:span><text:span text:style-name="T57">. </text:span><text:span text:style-name="T52">Note <text:s/></text:span><text:span text:style-name="T57">t</text:span><text:span text:style-name="T53">he plurals are not same </text:span><text:span text:style-name="T54">for</text:span><text:span text:style-name="T53"> </text:span><text:span text:style-name="T55">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8">و</text:span>)</text:p>
          </table:table-cell>
          <table:table-cell table:style-name="Table2.B1" office:value-type="string">
            <text:p text:style-name="P32">Lite (extra <text:span text:style-name="T18">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3">Chart for <text:span text:style-name="T28">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7">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4"><text:span text:style-name="T47">Note: </text:span>The remaining 2 are not in the <text:span text:style-name="T28">Q</text:span>uran.</text:p>
      <text:h text:style-name="P126" text:outline-level="1" text:is-list-header="true"><text:bookmark-start text:name="__RefHeading___Toc770_667590414"/><text:bookmark text:name="_qy0zh5kskxr4"/>Day 3-<text:span text:style-name="T102">4</text:span><text:bookmark-end text:name="__RefHeading___Toc770_667590414"/></text:h>
      <text:h text:style-name="Heading_20_2" text:outline-level="2"><text:bookmark-start text:name="__RefHeading___Toc784_667590414"/><text:span text:style-name="T103">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6">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3">2. </text:span>Reasons for a word to be majroor?<text:bookmark-end text:name="__RefHeading___Toc782_667590414"/></text:h>
      <text:list text:style-name="WWNum2">
        <text:list-item>
          <text:p text:style-name="P142">After harf of jarr.</text:p>
        </text:list-item>
        <text:list-item>
          <text:p text:style-name="P142">Mudaaf ilai.</text:p>
        </text:list-item>
        <text:list-item>
          <text:p text:style-name="P143">Follower(<text:span text:style-name="T17">تَابِع</text:span>) of another word with <text:span text:style-name="T17">و </text:span>.</text:p>
        </text:list-item>
      </text:list>
      <text:h text:style-name="Heading_20_1" text:outline-level="1" text:is-list-header="true"><text:bookmark-start text:name="__RefHeading___Toc797_1932017071"/><text:soft-page-break/>Day 5, <text:span text:style-name="T7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44">Fully-flexible. ( مُنْصَرِف | مُعْرِب )</text:p>
        </text:list-item>
        <text:list-item>
          <text:p text:style-name="P144">Partly-flexible. ( مَمْنُوعٌ مِن الصَّرَفِ )</text:p>
        </text:list-item>
        <text:list-item>
          <text:p text:style-name="P144">Non-flexible. ( مَبْنِ<text:span text:style-name="T29">يّ</text:span> )</text:p>
        </text:list-item>
      </text:list>
      <text:h text:style-name="P132" text:outline-level="2" text:is-list-header="true"><text:bookmark-start text:name="__RefHeading___Toc766_667590414 Copy 1"/>2. <text:span text:style-name="T29">Non</text:span>-flexible details<text:bookmark-end text:name="__RefHeading___Toc766_667590414 Copy 1"/></text:h>
      <text:p text:style-name="P43">الأسماء الموصولة, أسماء الإشارة and words ending with Alif <text:span text:style-name="T30">maksura</text:span> are non-flexible.</text:p>
      <text:h text:style-name="P132" text:outline-level="2"><text:bookmark-start text:name="__RefHeading___Toc766_667590414 Copy 2"/><text:span text:style-name="T29">3</text:span>. Partly-flexible details<text:bookmark-end text:name="__RefHeading___Toc766_667590414 Copy 2"/></text:h>
      <text:p text:style-name="P41">( مَمْنُوعٌ مِن الصَّرَفِ ) <text:span text:style-name="T30">means restricted from showing all status.</text:span></text:p>
      <text:p text:style-name="P41"/>
      <text:p text:style-name="P43"><text:span text:style-name="T32">a. </text:span><text:span text:style-name="T31">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2">b. </text:span><text:span text:style-name="T33">Exclusive </text:span><text:span text:style-name="T32">F</text:span><text:span text:style-name="T31">eminine or masculine names</text:span><text:span text:style-name="T32">:</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4">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7">Note: </text:span>If there are only 3 letters and سُكُن in the middle then it would be fully flexible. <text:span text:style-name="T68">Like </text:span><text:span text:style-name="T66">“لُوْطٌ”. <text:s/></text:span><text:span text:style-name="T70">But</text:span><text:span text:style-name="T66"> مِصْرَ </text:span><text:span text:style-name="T71">(Egypt)</text:span><text:span text:style-name="T67"> </text:span><text:span text:style-name="T70">is not because there is already a word مِصْرٌ </text:span><text:span text:style-name="T71">(</text:span><text:span text:style-name="T70">country side/</text:span><text:span text:style-name="T72">farm land</text:span><text:span text:style-name="T71">)</text:span><text:span text:style-name="T70">.</text:span></text:p>
      <text:p text:style-name="Standard"/>
      <text:p text:style-name="P44"><text:soft-page-break/><text:span text:style-name="T64">d. </text:span><text:span text:style-name="T30"><text:s/>C</text:span>omparatives, colors <text:span text:style-name="T68">and disabilities </text:span><text:span text:style-name="T64">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6">أَكْبَرَ</text:p>
          </table:table-cell>
          <table:table-cell table:style-name="Table16.A1" office:value-type="string">
            <text:p text:style-name="P66">أَكْبَرَ</text:p>
          </table:table-cell>
          <table:table-cell table:style-name="Table16.C1" office:value-type="string">
            <text:p text:style-name="P66">أَكْبَرُ</text:p>
          </table:table-cell>
          <table:table-cell table:style-name="Table16.C1" office:value-type="string">
            <text:p text:style-name="P101">Greater</text:p>
          </table:table-cell>
        </table:table-row>
      </table:table>
      <text:p text:style-name="P6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6">أَسْوَدَ</text:p>
          </table:table-cell>
          <table:table-cell table:style-name="Table17.A1" office:value-type="string">
            <text:p text:style-name="P66">أَسْوَدَ</text:p>
          </table:table-cell>
          <table:table-cell table:style-name="Table17.C1" office:value-type="string">
            <text:p text:style-name="P66">أَسْوَدُ</text:p>
          </table:table-cell>
          <table:table-cell table:style-name="Table17.C1" office:value-type="string">
            <text:p text:style-name="P101">Black</text:p>
          </table:table-cell>
        </table:table-row>
      </table:table>
      <text:p text:style-name="P67"/>
      <text:p text:style-name="P45"><text:span text:style-name="T49">Exception</text:span><text:span text:style-name="T51">:</text:span><text:span text:style-name="T64"> </text:span><text:span text:style-name="T104">These</text:span><text:span text:style-name="T64"> become fully-flexible when:</text:span></text:p>
      <text:p text:style-name="P45"><text:span text:style-name="T64"><text:tab/><text:tab/>1. </text:span><text:span text:style-name="T65">"</text:span><text:span text:style-name="T64">ال" is added.</text:span></text:p>
      <text:p text:style-name="P65"><text:tab/><text:tab/>2. Made into a مُضَاف</text:p>
      <text:p text:style-name="P65"><text:span text:style-name="T47">Note:</text:span> In these cases comparative becomes superlative.</text:p>
      <text:p text:style-name="P69"/>
      <text:h text:style-name="P127" text:outline-level="1"><text:bookmark-start text:name="__RefHeading___Toc840_1932017071"/>Day 7<text:bookmark-end text:name="__RefHeading___Toc840_1932017071"/></text:h>
      <text:h text:style-name="P133" text:outline-level="2" text:is-list-header="true"><text:bookmark-start text:name="__RefHeading___Toc842_1932017071"/>Fragments<text:bookmark-end text:name="__RefHeading___Toc842_1932017071"/></text:h>
      <text:list text:style-name="L8">
        <text:list-item>
          <text:p text:style-name="P145"><text:span text:style-name="T75">ال</text:span>جَار<text:span text:style-name="T75">ُ</text:span> وَ<text:span text:style-name="T75">ال</text:span>مَجْرُور<text:span text:style-name="T75">ُ</text:span></text:p>
        </text:list-item>
        <text:list-item>
          <text:p text:style-name="P145">ح<text:span text:style-name="T75">َرفُ </text:span><text:span text:style-name="T76">ال</text:span><text:span text:style-name="T75">نَص</text:span><text:span text:style-name="T76">ْ</text:span><text:span text:style-name="T75">بِ وَاِسْمُهَا</text:span></text:p>
        </text:list-item>
        <text:list-item>
          <text:p text:style-name="P146">الإِضَافَةُ</text:p>
        </text:list-item>
        <text:list-item>
          <text:p text:style-name="P147">__More will be added.</text:p>
        </text:list-item>
      </text:list>
      <text:h text:style-name="Heading_20_2" text:outline-level="2"><text:bookmark-start text:name="__RefHeading___Toc970_1073827632"/><text:span text:style-name="T78">O</text:span><text:span text:style-name="T77">aths in the Quran</text:span><text:bookmark-end text:name="__RefHeading___Toc970_1073827632"/></text:h>
      <text:p text:style-name="P70">There are 4 types of oaths in the Quran</text:p>
      <table:table table:name="Table18" table:style-name="Table18">
        <table:table-column table:style-name="Table18.A"/>
        <table:table-column table:style-name="Table18.B"/>
        <table:table-row>
          <table:table-cell table:style-name="Table18.A1" office:value-type="string">
            <text:p text:style-name="P71">و</text:p>
          </table:table-cell>
          <table:table-cell table:style-name="Table18.B1" office:value-type="string">
            <text:p text:style-name="P72">Normal oath.</text:p>
          </table:table-cell>
        </table:table-row>
        <table:table-row>
          <table:table-cell table:style-name="Table18.A2" office:value-type="string">
            <text:p text:style-name="P71">ت</text:p>
            <text:p text:style-name="P71">ب</text:p>
          </table:table-cell>
          <table:table-cell table:style-name="Table18.B2" office:value-type="string">
            <text:p text:style-name="P72">Very serious. In extreme cases or anger situation. Rarely happens in the Quran. </text:p>
          </table:table-cell>
        </table:table-row>
        <table:table-row>
          <table:table-cell table:style-name="Table18.A2" office:value-type="string">
            <text:p text:style-name="P71">ل</text:p>
          </table:table-cell>
          <table:table-cell table:style-name="Table18.B2" office:value-type="string">
            <text:p text:style-name="P72">This is the ل of emphasis not the harf.</text:p>
          </table:table-cell>
        </table:table-row>
      </table:table>
      <text:p text:style-name="P70"/>
      <text:p text:style-name="P70"/>
      <text:h text:style-name="P128"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5">(</text:span><text:span text:style-name="T105">or </text:span><text:span text:style-name="T95">outside dower)</text:span> declares perfection.</text:p>
            <text:p text:style-name="P9"/>
            <text:p text:style-name="P8"><text:span text:style-name="T42">Deeper meaning:</text:span><text:span text:style-name="T38"> </text:span>To remove any doubtful or unfitting thought <text:span text:style-name="T38">about</text:span> Allah. As if <text:span text:style-name="T106">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48">Nahw:</text:span><text:span text:style-name="T39"> </text:span>Some fa’l <text:span text:style-name="T38">are</text:span> <text:span text:style-name="T38">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48">Nahw:</text:span><text:span text:style-name="T41">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7">w</text:span>ise.</text:p>
          </table:table-cell>
        </table:table-row>
      </table:table>
      <text:p text:style-name="Standard"/>
      <text:h text:style-name="P134"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8">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7">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7">إِنْ</text:span> is the diet version of <text:span text:style-name="T16">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48">Reciting The ayas are like the signs of the king. (<text:span text:style-name="T17">ٱلْمَلِكِ</text:span>)</text:p>
        </text:list-item>
        <text:list-item>
          <text:p text:style-name="P148">He purifies them. (<text:span text:style-name="T17">ٱلْقُدُّوسِ</text:span>)</text:p>
        </text:list-item>
        <text:list-item>
          <text:p text:style-name="P148">Teaches them the law. (<text:span text:style-name="T17">ٱلْعَزِيزُ</text:span>)</text:p>
        </text:list-item>
        <text:list-item>
          <text:p text:style-name="P149">Teaches them wisdom. (<text:span text:style-name="T17">ٱلْحَكِيمُ</text:span>)</text:p>
          <text:list>
            <text:list-header>
              <text:h text:style-name="P135"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39">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36" text:outline-level="2"><text:bookmark-start text:name="__RefHeading___Toc1565_2040742974"/>Aya 4<text:bookmark-end text:name="__RefHeading___Toc1565_2040742974"/></text:h>
      <text:p text:style-name="Text_20_body">(Day 27 QH)</text:p>
      <text:p text:style-name="P61">ذَٰلِكَ فَضْلُ ٱللَّهِ يُؤْتِيهِ مَن يَشَآءُ ۚ وَٱللَّهُ ذُو ٱلْفَضْلِ ٱلْعَظِيمِ</text:p>
      <text:p text:style-name="P62"/>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2">ذَٰلِكَ فَضْلُ ٱللَّهِ</text:p>
          </table:table-cell>
          <table:table-cell table:style-name="Table25.A1" office:value-type="string">
            <text:p text:style-name="P114">This is the favor of Allah.</text:p>
          </table:table-cell>
        </table:table-row>
        <table:table-row table:style-name="Table25.1">
          <table:table-cell table:style-name="Table25.A1" office:value-type="string">
            <text:p text:style-name="P62"><text:s/>يُؤْتِيهِ مَن يَشَآءُ</text:p>
          </table:table-cell>
          <table:table-cell table:style-name="Table25.A1" office:value-type="string">
            <text:p text:style-name="P114">He gives it to whomever he wants.</text:p>
          </table:table-cell>
        </table:table-row>
        <table:table-row table:style-name="Table25.1">
          <table:table-cell table:style-name="Table25.A1" office:value-type="string">
            <text:p text:style-name="P62"><text:s/>وَٱللَّهُ ذُو ٱلْفَضْلِ ٱلْعَظِيمِ</text:p>
          </table:table-cell>
          <table:table-cell table:style-name="Table25.A1" office:value-type="string">
            <text:p text:style-name="P114">And Allah <text:span text:style-name="T131">i</text:span>s the possessor of great favor<text:span text:style-name="T132">s</text:span><text:span text:style-name="T133">(bounty)</text:span>.</text:p>
          </table:table-cell>
        </table:table-row>
      </table:table>
      <text:p text:style-name="P62"/>
      <text:h text:style-name="P129" text:outline-level="1"><text:bookmark-start text:name="__RefHeading___Toc801_1932017071"/>Day 22-<text:span text:style-name="T134">28 (JUMLA)</text:span><text:bookmark-end text:name="__RefHeading___Toc801_1932017071"/></text:h>
      <text:p text:style-name="Text_20_body"><text:bookmark-start text:name="__RefHeading___Toc803_1932017071"/>Sentence structure. (<text:span text:style-name="T18">جُمْل</text:span>)<text:bookmark-end text:name="__RefHeading___Toc803_1932017071"/></text:p>
      <text:h text:style-name="Heading_20_2" text:outline-level="2"><text:bookmark-start text:name="__RefHeading___Toc1431_2702452866"/><text:span text:style-name="T18">جُمْلَةٌ اِسْمِيَةٌ</text:span> <text:span text:style-name="T124">(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8">مُبْتَدَ</text:p>
          </table:table-cell>
          <table:table-cell table:style-name="Table15.B1" office:value-type="string">
            <text:list text:style-name="L1">
              <text:list-item>
                <text:p text:style-name="P161">Subject.<text:span text:style-name="T34"> The topic</text:span></text:p>
              </text:list-item>
              <text:list-item>
                <text:p text:style-name="P162">Always rafa’ or nasab fragment. <text:span text:style-name="T107">(okay not always :D)</text:span></text:p>
              </text:list-item>
              <text:list-item>
                <text:p text:style-name="P165">Usually proper.</text:p>
              </text:list-item>
              <text:list-item>
                <text:p text:style-name="P165">Usually in the beginning.</text:p>
              </text:list-item>
            </text:list>
          </table:table-cell>
        </table:table-row>
        <table:table-row>
          <table:table-cell table:style-name="Table15.A2" office:value-type="string">
            <text:p text:style-name="P78">خَبَر</text:p>
          </table:table-cell>
          <table:table-cell table:style-name="Table15.B2" office:value-type="string">
            <text:list text:style-name="L2">
              <text:list-item>
                <text:p text:style-name="P163">Predicate. <text:span text:style-name="T83">I</text:span>nformation ab<text:span text:style-name="T36">o</text:span>ut the subject.</text:p>
              </text:list-item>
              <text:list-item>
                <text:p text:style-name="P163">Rafa’ and usually <text:span text:style-name="T83">common</text:span>.</text:p>
              </text:list-item>
              <text:list-item>
                <text:p text:style-name="P166">Nasab for special reasons.</text:p>
              </text:list-item>
            </text:list>
          </table:table-cell>
        </table:table-row>
        <table:table-row>
          <table:table-cell table:style-name="Table15.A2" office:value-type="string">
            <text:p text:style-name="P78">مُتَعَلِّق بِالخَبَر</text:p>
          </table:table-cell>
          <table:table-cell table:style-name="Table15.B2" office:value-type="string">
            <text:list text:style-name="L3">
              <text:list-item>
                <text:p text:style-name="P164">2<text:span text:style-name="T35">nd</text:span> predicate. <text:span text:style-name="T87">I</text:span>nformation <text:span text:style-name="T87">About خبر</text:span> <text:span text:style-name="T86">(related to the خبر )</text:span></text:p>
              </text:list-item>
              <text:list-item>
                <text:p text:style-name="P167"><text:span text:style-name="T84">Jarr majroor or s</text:span>pecial mudaff <text:span text:style-name="T85">(of time and place only)</text:span> fragment.</text:p>
              </text:list-item>
            </text:list>
          </table:table-cell>
        </table:table-row>
      </table:table>
      <text:p text:style-name="P77"/>
      <text:p text:style-name="P80"><text:span text:style-name="T88">Note: </text:span>If there’s no خبر in a sentence <text:span text:style-name="T97">it is understood with common sense.</text:span></text:p>
      <table:table table:name="Table19" table:style-name="Table19">
        <table:table-column table:style-name="Table19.A"/>
        <table:table-column table:style-name="Table19.B"/>
        <table:table-row>
          <table:table-cell table:style-name="Table19.A1" office:value-type="string">
            <text:p text:style-name="P81">أَحْمَ<text:span text:style-name="T98">دُ </text:span><text:s/>فِي المَسْجِدِ</text:p>
            <text:p text:style-name="P81"/>
            <text:p text:style-name="P81">Ahmad is in the mosque.</text:p>
          </table:table-cell>
          <table:table-cell table:style-name="Table19.A1" office:value-type="string">
            <text:p text:style-name="P97">Here the خبر is missing.</text:p>
            <text:p text:style-name="P82">But it’s just short version of “Ahmad is ___ in the mosque”. <text:span text:style-name="T99">In the blank.</text:span></text:p>
            <text:list text:style-name="L4">
              <text:list-item>
                <text:p text:style-name="P168">sitting</text:p>
              </text:list-item>
              <text:list-item>
                <text:p text:style-name="P168">praying</text:p>
              </text:list-item>
              <text:list-item>
                <text:p text:style-name="P168">...</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2">الحَمدُ لِلَّهِ</text:p>
          </table:table-cell>
          <table:table-cell table:style-name="Table20.A1" office:value-type="string">
            <text:p text:style-name="P82">All praises and gratitude are ___ of Allah.</text:p>
            <text:list text:style-name="L5">
              <text:list-item>
                <text:p text:style-name="P169">Right </text:p>
              </text:list-item>
              <text:list-item>
                <text:p text:style-name="P169">Property</text:p>
              </text:list-item>
              <text:list-item>
                <text:p text:style-name="P169">...</text:p>
              </text:list-item>
            </text:list>
          </table:table-cell>
        </table:table-row>
      </table:table>
      <text:p text:style-name="P98"><text:span text:style-name="T100">Note:</text:span> خبر is not only the 2<text:span text:style-name="T35">nd</text:span> مرفوع <text:span text:style-name="T73">(Rafa’)</text:span><text:span text:style-name="T69"> </text:span>but it has to be more information about the مُبْتَد </text:p>
      <text:p text:style-name="P99"><text:span text:style-name="T40">بَيَان : </text:span><text:span text:style-name="T60">It</text:span> Clarifies things. </text:p>
      <text:p text:style-name="P100">Like if I say “I met your brother.” You will thing think which one. Then I </text:p>
      <text:p text:style-name="P100">clarify it by saying “I met your brother <text:span text:style-name="T108">Jon</text:span>” <text:span text:style-name="T101">Here “Jon” is the بيان </text:span></text:p>
      <text:p text:style-name="P53"/>
      <text:p text:style-name="P107">Mubtada = Khabar</text:p>
      <text:p text:style-name="P53"><text:span text:style-name="T53">It’s like</text:span><text:span text:style-name="T63"> in</text:span><text:span text:style-name="T53"> math </text:span><text:span text:style-name="T62">x</text:span><text:span text:style-name="T61"> = </text:span><text:span text:style-name="T62">y</text:span><text:span text:style-name="T61">.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1">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9">مُبْتَدَ</text:p>
          </table:table-cell>
        </table:table-row>
      </table:table>
      <text:p text:style-name="P54"/>
      <text:p text:style-name="P92">You can think of it عِنْدَهُ عِلْمُ السَّاعَةِ as another sentence inside and as a giant خَبَر for the إِنَّ اللَّهَ</text:p>
      <text:p text:style-name="P93"/>
      <text:h text:style-name="Heading_20_2" text:outline-level="2"><text:bookmark-start text:name="__RefHeading___Toc1404_2702452866"/>Early K or MBK and late M or <text:span text:style-name="T109">K </text:span><text:span text:style-name="T118">lavels.</text:span><text:bookmark-end text:name="__RefHeading___Toc1404_2702452866"/></text:h>
      <text:p text:style-name="P93">If a K or MBK comes earlier than expected it’s called مُقَدَّم<text:span text:style-name="T110">ٌ</text:span> (early)</text:p>
      <text:p text:style-name="P94">If a M or K comes later than expected it’s called مُؤَجَّر<text:span text:style-name="T110">ٌ</text:span></text:p>
      <text:h text:style-name="P137" text:outline-level="2" text:is-list-header="true"><text:bookmark-start text:name="__RefHeading___Toc1408_2702452866"/><text:span text:style-name="T18">جُمْلَةٌ </text:span><text:span text:style-name="T23">فِعْلِيَّةٌ</text:span> <text:span text:style-name="T124">(</text:span>Jumla Fe’<text:span text:style-name="T123">ilia</text:span><text:span text:style-name="T125">)</text:span><text:bookmark-end text:name="__RefHeading___Toc1408_2702452866"/></text:h>
      <text:p text:style-name="P106">When there is a فعل in a sentence that is Jumla Fe’ilia</text:p>
      <text:p text:style-name="P105">There are 4 parts</text:p>
      <table:table table:name="Table22" table:style-name="Table22">
        <table:table-column table:style-name="Table22.A"/>
        <table:table-column table:style-name="Table22.B"/>
        <table:table-row>
          <table:table-cell table:style-name="Table22.A1" office:value-type="string">
            <text:p text:style-name="P109">فعل</text:p>
          </table:table-cell>
          <table:table-cell table:style-name="Table22.B1" office:value-type="string">
            <text:p text:style-name="P108">It <text:span text:style-name="T121">can</text:span> be:</text:p>
            <text:list text:style-name="L6">
              <text:list-item>
                <text:p text:style-name="P170">Past or Past passive</text:p>
              </text:list-item>
              <text:list-item>
                <text:p text:style-name="P170">Present or present passive</text:p>
              </text:list-item>
              <text:list-item>
                <text:p text:style-name="P170">Forbid or command</text:p>
              </text:list-item>
            </text:list>
          </table:table-cell>
        </table:table-row>
        <table:table-row>
          <table:table-cell table:style-name="Table22.A2" office:value-type="string">
            <text:p text:style-name="P109">فاعل</text:p>
          </table:table-cell>
          <table:table-cell table:style-name="Table22.B2" office:value-type="string">
            <text:p text:style-name="P110">It cat <text:span text:style-name="T120">be </text:span>inside or outside فاعل (dower).</text:p>
          </table:table-cell>
        </table:table-row>
        <table:table-row>
          <table:table-cell table:style-name="Table22.A2" office:value-type="string">
            <text:p text:style-name="P109">مَفعول</text:p>
          </table:table-cell>
          <table:table-cell table:style-name="Table22.B2" office:value-type="string">
            <text:p text:style-name="P110">It’s in ن<text:span text:style-name="T122">َ</text:span>ص<text:span text:style-name="T122">َ</text:span>ب status.</text:p>
          </table:table-cell>
        </table:table-row>
        <table:table-row>
          <table:table-cell table:style-name="Table22.A2" office:value-type="string">
            <text:p text:style-name="P109">متعلق بالفعل</text:p>
          </table:table-cell>
          <table:table-cell table:style-name="Table22.B2" office:value-type="string">
            <text:p text:style-name="P110">It cat only be جار<text:span text:style-name="T119">ّ</text:span> and مَجْرُور</text:p>
          </table:table-cell>
        </table:table-row>
      </table:table>
      <text:p text:style-name="P95"><text:span text:style-name="T88">Note:</text:span> The order can vary. But فعل will always come before فاعل</text:p>
      <text:h text:style-name="Heading_20_2" text:outline-level="2"><text:bookmark-start text:name="__RefHeading___Toc1567_2040742974"/>L<text:span text:style-name="T129">a</text:span>b<text:span text:style-name="T129">e</text:span>ls of <text:span text:style-name="T18">مَفْعُول</text:span> in <text:span text:style-name="T127">JF</text:span><text:bookmark-end text:name="__RefHeading___Toc1567_2040742974"/><text:span text:style-name="T24"/></text:h>
      <table:table table:name="Table24" table:style-name="Table24">
        <table:table-column table:style-name="Table24.A"/>
        <table:table-column table:style-name="Table24.B"/>
        <table:table-row>
          <table:table-cell table:style-name="Table24.A1" office:value-type="string">
            <text:p text:style-name="P113">مفعول بِهِ</text:p>
          </table:table-cell>
          <table:table-cell table:style-name="Table24.B1" office:value-type="string">
            <text:p text:style-name="P112">Who or what</text:p>
          </table:table-cell>
        </table:table-row>
        <table:table-row>
          <table:table-cell table:style-name="Table24.A2" office:value-type="string">
            <text:p text:style-name="P113">مفعول فِهِ</text:p>
          </table:table-cell>
          <table:table-cell table:style-name="Table24.B2" office:value-type="string">
            <text:p text:style-name="P112">When or where</text:p>
          </table:table-cell>
        </table:table-row>
        <table:table-row>
          <table:table-cell table:style-name="Table24.A2" office:value-type="string">
            <text:p text:style-name="P113">مفعول لَهُ</text:p>
          </table:table-cell>
          <table:table-cell table:style-name="Table24.B2" office:value-type="string">
            <text:p text:style-name="P112">Why</text:p>
          </table:table-cell>
        </table:table-row>
        <table:table-row>
          <table:table-cell table:style-name="Table24.A2" office:value-type="string">
            <text:p text:style-name="P113">مفعول حَال</text:p>
          </table:table-cell>
          <table:table-cell table:style-name="Table24.B2" office:value-type="string">
            <text:p text:style-name="P112">How </text:p>
          </table:table-cell>
        </table:table-row>
        <table:table-row>
          <table:table-cell table:style-name="Table24.A2" office:value-type="string">
            <text:p text:style-name="P113">مفعول مُتْلَق</text:p>
          </table:table-cell>
          <table:table-cell table:style-name="Table24.B2" office:value-type="string">
            <text:p text:style-name="P112">Emphasis. <text:s/>Same <text:span text:style-name="T128">root letter</text:span> or <text:span text:style-name="T128">related</text:span> meaning <text:span text:style-name="T128">مَصْدَر as the فعل</text:span></text:p>
          </table:table-cell>
        </table:table-row>
      </table:table>
      <text:h text:style-name="P138" text:outline-level="2"><text:bookmark-start text:name="__RefHeading___Toc1569_2040742974"/><text:span text:style-name="T18">الإِثْبَاتُ عَلَي غَيْرِ الفَاعِلِ </text:span><text:span text:style-name="T24">(</text:span><text:span text:style-name="T25">Hinting Someone other than the Faa’il</text:span><text:span text:style-name="T24">):</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11">خَلَقَ اللَّهُ</text:p>
          </table:table-cell>
          <table:table-cell table:style-name="Table23.A1" office:value-type="string">
            <text:p text:style-name="P111">Allah Created.</text:p>
          </table:table-cell>
          <table:table-cell table:style-name="Table23.C1" office:value-type="string">
            <text:p text:style-name="P111">Answering: Who created? <text:span text:style-name="T130">(JF)</text:span></text:p>
          </table:table-cell>
        </table:table-row>
        <table:table-row>
          <table:table-cell table:style-name="Table23.A2" office:value-type="string">
            <text:p text:style-name="P111">اللَّهُ خَلَقَ</text:p>
          </table:table-cell>
          <table:table-cell table:style-name="Table23.A2" office:value-type="string">
            <text:p text:style-name="P111">Allah, he created.</text:p>
          </table:table-cell>
          <table:table-cell table:style-name="Table23.C2" office:value-type="string">
            <text:p text:style-name="P111">Refuting someone saying “Someone <text:span text:style-name="T126">or something </text:span>else created” <text:span text:style-name="T130">(JI)</text:span></text:p>
          </table:table-cell>
        </table:table-row>
      </table:table>
      <text:h text:style-name="P139" text:outline-level="2"><text:bookmark-start text:name="__RefHeading___Toc1571_2040742974"/><text:soft-page-break/><text:span text:style-name="T18">كَانَ</text:span> (<text:span text:style-name="T135">He was) For past </text:span><text:span text:style-name="T142">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18">كَانُوا</text:p>
          </table:table-cell>
          <table:table-cell table:style-name="Table26.A1" office:value-type="string">
            <text:p text:style-name="P118">كَانَا</text:p>
          </table:table-cell>
          <table:table-cell table:style-name="Table26.C1" office:value-type="string">
            <text:p text:style-name="P118">كَانَ</text:p>
          </table:table-cell>
        </table:table-row>
        <table:table-row>
          <table:table-cell table:style-name="Table26.A2" office:value-type="string">
            <text:p text:style-name="P118">كُنَّ</text:p>
          </table:table-cell>
          <table:table-cell table:style-name="Table26.A2" office:value-type="string">
            <text:p text:style-name="P118">كَانَتَ</text:p>
          </table:table-cell>
          <table:table-cell table:style-name="Table26.C2" office:value-type="string">
            <text:p text:style-name="P118">كَنَتْ</text:p>
          </table:table-cell>
        </table:table-row>
        <table:table-row>
          <table:table-cell table:style-name="Table26.A2" office:value-type="string">
            <text:p text:style-name="P118">كُنْتُمْ</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office:value-type="string">
            <text:p text:style-name="P118">كُنْتُنَّ</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table:number-columns-spanned="2" office:value-type="string">
            <text:p text:style-name="P118">كُنَّا</text:p>
          </table:table-cell>
          <table:covered-table-cell/>
          <table:table-cell table:style-name="Table26.C2" office:value-type="string">
            <text:p text:style-name="P118">كُنْتُ</text:p>
          </table:table-cell>
        </table:table-row>
      </table:table>
      <text:p text:style-name="P115"/>
      <text:p text:style-name="P116">Dower -&gt; <text:s/>اسْمُ كَانَ <text:s/><text:span text:style-name="T137">(</text:span><text:span text:style-name="T141">inside or </text:span><text:span text:style-name="T137">after and </text:span><text:span text:style-name="T140">مَرْفُوع</text:span><text:span text:style-name="T137">)</text:span></text:p>
      <text:p text:style-name="P116">مَفْعُول <text:s/>-&gt; <text:s/>“<text:span text:style-name="T136">Khabar of kana” </text:span><text:span text:style-name="T137">(</text:span><text:span text:style-name="T140">مَنْصُوب</text:span><text:span text:style-name="T137">)</text:span></text:p>
      <text:p text:style-name="P116"/>
      <text:h text:style-name="Heading_20_2" text:outline-level="2"><text:bookmark-start text:name="__RefHeading___Toc1573_2040742974"/>Complete and Incomplete Fai’l<text:bookmark-end text:name="__RefHeading___Toc1573_2040742974"/></text:h>
      <text:p text:style-name="P117"><text:span text:style-name="T138">Complete Fai’ls </text:span>are those which don’t requ<text:span text:style-name="T139">i</text:span>re any further explanations. Like: he helped, he ate etc.</text:p>
      <text:p text:style-name="P117"><text:span text:style-name="T138">Incomplete Fai’l</text:span> are those which do require further explanations. Like: he was, he remain, he is still etc.</text:p>
      <text:h text:style-name="P127" text:outline-level="1"><text:bookmark-start text:name="__RefHeading___Toc1624_431225465"/>Day 29 Organized Jumla Notes<text:bookmark-end text:name="__RefHeading___Toc1624_431225465"/></text:h>
      <text:h text:style-name="Heading_20_2" text:outline-level="2"><text:bookmark-start text:name="__RefHeading___Toc1626_431225465"/>Jumla Ismi<text:span text:style-name="T145">yy</text:span>a<text:span text:style-name="T145">h</text:span><text:bookmark-end text:name="__RefHeading___Toc1626_431225465"/></text:h>
      <text:p text:style-name="P122">There are 3 parts: Mubtada’, Khabar and Mutaallik bil khabar</text:p>
      <text:p text:style-name="P121"><text:span text:style-name="T144">A. </text:span>Mubtada <text:span text:style-name="T143">(مُبْتَدَأٌ)</text:span></text:p>
      <text:list text:style-name="L9">
        <text:list-item>
          <text:p text:style-name="P150">First rafa’ and usually proper.</text:p>
        </text:list-item>
        <text:list-item>
          <text:p text:style-name="P150">Harf of nasab and it’s ism.</text:p>
        </text:list-item>
        <text:list-item>
          <text:p text:style-name="P150">Kana <text:span text:style-name="T146">or it’s cousins</text:span> and it’s ism.</text:p>
        </text:list-item>
        <text:list-item>
          <text:p text:style-name="P150"><text:span text:style-name="T144">Mubtada</text:span> the topic.</text:p>
        </text:list-item>
        <text:list-item>
          <text:p text:style-name="P150">There can be multiple mubtadas.</text:p>
        </text:list-item>
        <text:list-item>
          <text:p text:style-name="P151">When it’s delayed it’s called مُبْتَدَأٌ مُأَخَّرٌ</text:p>
        </text:list-item>
      </text:list>
      <text:p text:style-name="P123">B. Khabar <text:span text:style-name="T143">(خَبَرٌ)</text:span></text:p>
      <text:list text:style-name="L10">
        <text:list-item>
          <text:p text:style-name="P152">It’s information about the mubtada.</text:p>
        </text:list-item>
        <text:list-item>
          <text:p text:style-name="P153">It’s suppose to be common and rafa’.</text:p>
        </text:list-item>
        <text:list-item>
          <text:p text:style-name="P154">The only time it’s nasab when kana is the mubtada.</text:p>
        </text:list-item>
        <text:list-item>
          <text:p text:style-name="P154">It’s never a pronoun or a isolated pointer.</text:p>
        </text:list-item>
        <text:list-item>
          <text:p text:style-name="P154">It can be a fai’l</text:p>
        </text:list-item>
      </text:list>
      <text:list text:style-name="L11">
        <text:list-item>
          <text:list>
            <text:list-item>
              <text:p text:style-name="P155">When it’s a fai’l the rest of the sentence is Jumla Fai’liyyah</text:p>
            </text:list-item>
            <text:list-item>
              <text:p text:style-name="P156">Khabar is the entire Jumla Fa’liyyah.</text:p>
            </text:list-item>
          </text:list>
        </text:list-item>
      </text:list>
      <text:p text:style-name="P124"/>
      <text:p text:style-name="P157">C. Muta’alliq Bil Khabar (مُتَعَلِّقُ بالخَبَرِ)</text:p>
      <text:list text:style-name="L12">
        <text:list-item>
          <text:p text:style-name="P158">MBK means related to the khabar. It’s more information about the khabar. In grammar we assume there is always a khabar, if it’s not said it’s understood.</text:p>
        </text:list-item>
        <text:list-item>
          <text:p text:style-name="P158">MBK can only be of two kinds</text:p>
        </text:list-item>
      </text:list>
      <text:list text:style-name="L13">
        <text:list-item>
          <text:list>
            <text:list-item>
              <text:p text:style-name="P159">A chain starting with HOJ.</text:p>
            </text:list-item>
            <text:list-item>
              <text:p text:style-name="P159">A chain starting with special isms of time and place (pg: 31)</text:p>
            </text:list-item>
          </text:list>
        </text:list-item>
      </text:list>
      <text:p text:style-name="P157">D. Sequence</text:p>
      <text:list text:style-name="L14">
        <text:list-item>
          <text:p text:style-name="P160"><text:soft-page-break/>The normal order is Mubtada, Khabar and MBK.</text:p>
        </text:list-item>
      </text:list>
      <text:h text:style-name="P130"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8">سُبْحَانَ اللَّهِ وَبِحَمْدِهِ </text:span><text:span text:style-name="T26">Explanation</text:span><text:bookmark-end text:name="__RefHeading___Toc1083_2873520091"/></text:h>
      <text:p text:style-name="P74">If teacher said, “What are you drinking?”</text:p>
      <text:p text:style-name="P74">You said, “Water.”</text:p>
      <text:p text:style-name="P74">You actually said “I <text:span text:style-name="T111">a</text:span>m drinking water.” Sometimes one word has a <text:span text:style-name="T112">sentence</text:span> behind it. </text:p>
      <text:p text:style-name="P73">Here سبحانَ is نصب but there is no harf of nasab and there is no فعل . The Arabs says that there is a فعل but it’s understood.</text:p>
      <text:p text:style-name="Text_20_body"><text:span text:style-name="T44">أُ</text:span><text:span text:style-name="T43">سَبِّحُ</text:span><text:span text:style-name="T79"> </text:span>سُبْحَانَ اللَّهِ وَبِحَمْدِه <text:span text:style-name="T80"><text:s/></text:span></text:p>
      <text:p text:style-name="P76"><text:span text:style-name="T50">Nahw:</text:span><text:span text:style-name="T80"> </text:span><text:span text:style-name="T81">سبحان is a مصدر (idea) from the same root letters as the فعل <text:s/>and sometimes it’s added to the details. It’s called </text:span><text:span text:style-name="T80"><text:s/></text:span>الم<text:span text:style-name="T81">َ</text:span>ف<text:span text:style-name="T81">ْ</text:span>ع<text:span text:style-name="T81">ُ</text:span>ول الم<text:span text:style-name="T81">ُ</text:span>ط<text:span text:style-name="T81">ْ</text:span>ل<text:span text:style-name="T81">َ</text:span>ق <text:span text:style-name="T80">. It means:</text:span></text:p>
      <text:p text:style-name="P75">I declare Allah’s perfection like I declare nothing perfect <text:span text:style-name="T82">and with his praise.</text:span></text:p>
      <text:p text:style-name="P75"/>
      <text:h text:style-name="Heading_20_2" text:outline-level="2"><text:bookmark-start text:name="__RefHeading___Toc1100_2873520091"/>Day 23: <text:span text:style-name="T21">خَ</text:span><text:span text:style-name="T18">يرٌ</text:span> and <text:span text:style-name="T18">شَرٌّ </text:span><text:span text:style-name="T19">are comparative why?</text:span><text:bookmark-end text:name="__RefHeading___Toc1100_2873520091"/></text:h>
      <text:p text:style-name="P83">These <text:span text:style-name="T89">2 are comparatives. </text:span><text:span text:style-name="T113">First means</text:span><text:span text:style-name="T89"> better other one </text:span><text:span text:style-name="T113">means</text:span><text:span text:style-name="T89"> worse.</text:span></text:p>
      <text:p text:style-name="P87">But comparatives usually rime with أَكْبَرُ . <text:span text:style-name="T96">They were suppose to be</text:span></text:p>
      <text:p text:style-name="P103">أَخْرَرُ and أَشْرَرُ </text:p>
      <text:p text:style-name="P102">But for the ease of pronunciation Arabs made <text:span text:style-name="T114">those</text:span> like <text:span text:style-name="T114">that</text:span>.</text:p>
      <text:p text:style-name="P86"/>
      <text:p text:style-name="P86"/>
      <text:h text:style-name="Heading_20_2" text:outline-level="2"><text:bookmark-start text:name="__RefHeading___Toc1180_1030417925"/><text:soft-page-break/>Day 23: <text:span text:style-name="T90">Special mudaff can’t never be</text:span><text:bookmark-end text:name="__RefHeading___Toc1180_1030417925"/></text:h>
      <text:p text:style-name="P84">The victim of حرف نصب it can only be bitten by harf jaar. It looks <text:span text:style-name="T115">like </text:span>nasab tho.</text:p>
      <text:h text:style-name="Heading_20_2" text:outline-level="2"><text:bookmark-start text:name="__RefHeading___Toc1182_1030417925"/>Day 23: <text:span text:style-name="T90">Beauty of</text:span> <text:span text:style-name="T20">إِنَّ مَعَ العُسْرِ يُسْرًا <text:s/></text:span><text:span text:style-name="T27">Explaination</text:span><text:bookmark-end text:name="__RefHeading___Toc1182_1030417925"/></text:h>
      <text:p text:style-name="P88"><text:span text:style-name="T40">إِنَّ</text:span> <text:span text:style-name="T91">مَعَ العُسْرِ</text:span> <text:span text:style-name="T40">يُسْرًا <text:s text:c="2"/></text:span><text:span text:style-name="T58">Only</text:span><text:span text:style-name="T46"> </text:span><text:span text:style-name="T92">with difficulty</text:span><text:span text:style-name="T46"> </text:span><text:span text:style-name="T59">is</text:span><text:span text:style-name="T46"> great ease.</text:span></text:p>
      <text:p text:style-name="P90"><text:span text:style-name="T20">S</text:span><text:span text:style-name="T18">o ease </text:span><text:span text:style-name="T22">and</text:span><text:span text:style-name="T18"> difficulty comes in bundle.</text:span></text:p>
      <text:p text:style-name="P89"><text:span text:style-name="T46">N</text:span><text:span text:style-name="T45">ahw:</text:span></text:p>
      <text:p text:style-name="P85"><text:span text:style-name="T40">Type:</text:span> Here العُسْر is proper so it’s known. But يُسْر is common so it’s unknown and as it is common <text:span text:style-name="T116">therefore </text:span>meaning becomes great ease <text:span text:style-name="T117">(advanced).</text:span></text:p>
      <text:p text:style-name="P85"><text:span text:style-name="T93">Order:</text:span><text:span text:style-name="T94"> </text:span>We only count the order of the ims not the harf. So here <text:span text:style-name="T91">MBK</text:span> comes before the <text:span text:style-name="T40">Mubtada</text:span>. So the meaning will have “only” in it.</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72" draw:name="Horizontal line 2" draw:style-name="Mgr4" draw:text-style-name="MP3" svg:x1="-0.0252in" svg:y1="0.0535in" svg:x2="7.2965in" svg:y2="0.0535in"><text:p/></draw:line><draw:rect text:anchor-type="as-char" style:rel-width="100%" draw:z-index="21" draw:name="Shape3" draw:style-name="Mgr1" draw:text-style-name="MP1" svg:width="0.0012in" svg:height="0.0213in"><text:p/></draw:rect></text:p>
      </style:header>
      <style:footer>
        <text:p text:style-name="Standard"><draw:line text:anchor-type="paragraph" draw:z-index="55" draw:name="Horizontal line 3" draw:style-name="Mgr4" draw:text-style-name="MP3" svg:x1="0.0193in" svg:y1="0.222in" svg:x2="7.3409in" svg:y2="0.222in"><text:p/></draw:line><draw:rect text:anchor-type="as-char" style:rel-width="100%" draw:z-index="38" draw:name="Shape4" draw:style-name="Mgr1" draw:text-style-name="MP1" svg:width="0.0012in" svg:height="0.0213in"><text:p/></draw:rect></text:p>
        <text:p text:style-name="MP4"><text:span text:style-name="MT5">Notes </text:span><text:span text:style-name="MT6">Page <text:s/></text:span><text:span text:style-name="MT7"><text:page-number text:select-page="current">17</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7-04T22:05:34.392983665</dc:date>
    <dc:creator>Sakib</dc:creator>
    <meta:editing-duration>PT10H59M24S</meta:editing-duration>
    <meta:editing-cycles>159</meta:editing-cycles>
    <meta:document-statistic meta:table-count="26" meta:image-count="0" meta:object-count="0" meta:page-count="21" meta:paragraph-count="412" meta:word-count="1922" meta:character-count="9830" meta:non-whitespace-character-count="8325"/>
  </office:meta>
</office:document-meta>
</file>